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2in"/>
        </style:tab-stops>
      </style:paragraph-properties>
      <style:text-properties style:text-underline-style="none" fo:font-weight="normal" officeooo:rsid="00100c8b" officeooo:paragraph-rsid="001cc6b3" style:font-weight-asian="normal" style:font-weight-complex="normal"/>
    </style:style>
    <style:style style:name="P2" style:family="paragraph" style:parent-style-name="Standard">
      <style:text-properties fo:font-variant="normal" fo:text-transform="none" fo:color="#333333" style:font-name="Consolas" fo:font-size="10.5pt" fo:letter-spacing="normal" fo:font-style="normal" style:text-underline-style="none" fo:font-weight="normal" officeooo:rsid="00100c8b" officeooo:paragraph-rsid="001cc6b3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>
        <style:tab-stops>
          <style:tab-stop style:position="0.2in"/>
        </style:tab-stops>
      </style:paragraph-properties>
      <style:text-properties fo:font-variant="normal" fo:text-transform="none" fo:color="#333333" style:font-name="Consolas" fo:font-size="10.5pt" fo:letter-spacing="normal" fo:font-style="normal" style:text-underline-style="none" fo:font-weight="normal" officeooo:rsid="00100c8b" officeooo:paragraph-rsid="001cc6b3" style:font-style-asian="normal" style:font-weight-asian="normal" style:font-style-complex="normal" style:font-weight-complex="normal"/>
    </style:style>
    <style:style style:name="T1" style:family="text">
      <style:text-properties fo:font-variant="normal" fo:text-transform="none" fo:color="#333333" style:font-name="Consolas" fo:font-size="10.5pt" fo:letter-spacing="normal" fo:font-style="normal" style:font-style-asian="normal" style:font-style-complex="normal"/>
    </style:style>
    <style:style style:name="T2" style:family="text">
      <style:text-properties fo:font-variant="normal" fo:text-transform="none" fo:color="#333333" style:font-name="Consolas" fo:font-size="10.5pt" fo:letter-spacing="normal" fo:font-style="normal" officeooo:rsid="001e4833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{ </text:p>
      <text:p text:style-name="P3"><text:tab/>"created_at"</text:p>
      <text:p text:style-name="P3"><text:tab/>"id"</text:p>
      <text:p text:style-name="P3"><text:tab/>"id_str"</text:p>
      <text:p text:style-name="P3"><text:tab/>"text":</text:p>
      <text:p text:style-name="P3"><text:tab/>"display_text_range":</text:p>
      <text:p text:style-name="P3"><text:tab/>"source":</text:p>
      <text:p text:style-name="P3"><text:tab/>"truncated": true, </text:p>
      <text:p text:style-name="P3"><text:tab/>"in_reply_to_status_id":</text:p>
      <text:p text:style-name="P3"><text:tab/>"in_reply_to_status_id_str":</text:p>
      <text:p text:style-name="P3"><text:tab/>"in_reply_to_user_id":</text:p>
      <text:p text:style-name="P3"><text:tab/><text:bookmark-start text:name="__DdeLink__407_279078571"/>"in_reply_to_user_id_str"<text:bookmark-end text:name="__DdeLink__407_279078571"/>:</text:p>
      <text:p text:style-name="P3"><text:tab/>"in_reply_to_screen_name":</text:p>
      <text:p text:style-name="P3"><text:tab/>"user": { </text:p>
      <text:p text:style-name="P3"><text:tab/><text:tab/>"id":</text:p>
      <text:p text:style-name="P3"><text:tab/><text:tab/>"id_str":</text:p>
      <text:p text:style-name="P3"><text:tab/><text:tab/>"name":</text:p>
      <text:p text:style-name="P3"><text:tab/><text:tab/>"screen_name":</text:p>
      <text:p text:style-name="P3"><text:tab/><text:tab/>"location":</text:p>
      <text:p text:style-name="P3"><text:tab/><text:tab/>"url":</text:p>
      <text:p text:style-name="P3"><text:tab/><text:tab/>"description":</text:p>
      <text:p text:style-name="P3"><text:tab/><text:tab/>"translator_type":</text:p>
      <text:p text:style-name="P3"><text:tab/><text:tab/>"protected":</text:p>
      <text:p text:style-name="P3"><text:tab/><text:tab/>"verified":</text:p>
      <text:p text:style-name="P3"><text:tab/><text:tab/>"followers_count":</text:p>
      <text:p text:style-name="P3"><text:tab/><text:tab/>"friends_count":</text:p>
      <text:p text:style-name="P3"><text:tab/><text:tab/>"listed_count":</text:p>
      <text:p text:style-name="P3"><text:tab/><text:tab/>"favourites_count":</text:p>
      <text:p text:style-name="P3"><text:tab/><text:tab/>"statuses_count":</text:p>
      <text:p text:style-name="P3"><text:tab/><text:tab/>"created_at":</text:p>
      <text:p text:style-name="P3"><text:tab/><text:tab/>"utc_offset":</text:p>
      <text:p text:style-name="P3"><text:tab/><text:tab/>"time_zone":</text:p>
      <text:p text:style-name="P3"><text:tab/><text:tab/>"geo_enabled":</text:p>
      <text:p text:style-name="P3"><text:tab/><text:tab/>"lang":</text:p>
      <text:p text:style-name="P3"><text:tab/><text:tab/>"contributors_enabled":</text:p>
      <text:p text:style-name="P3"><text:tab/><text:tab/>"is_translator":</text:p>
      <text:p text:style-name="P3"><text:tab/><text:tab/>"profile_background_color":</text:p>
      <text:p text:style-name="P3"><text:tab/><text:tab/>"profile_background_image_url":</text:p>
      <text:p text:style-name="P3"><text:tab/><text:tab/>"profile_background_image_url_https":</text:p>
      <text:p text:style-name="P3"><text:tab/><text:tab/>"profile_background_tile": false, "profile_link_color":</text:p>
      <text:p text:style-name="P3"><text:tab/><text:tab/>"profile_sidebar_border_color":</text:p>
      <text:p text:style-name="P3"><text:tab/><text:tab/>"profile_sidebar_fill_color":</text:p>
      <text:p text:style-name="P3"><text:tab/><text:tab/>"profile_text_color":</text:p>
      <text:p text:style-name="P3"><text:tab/><text:tab/>"profile_use_background_image":</text:p>
      <text:p text:style-name="P3"><text:tab/><text:tab/>"profile_image_url":</text:p>
      <text:p text:style-name="P1"><text:span text:style-name="T1"><text:tab/><text:tab/>"profile_image_url_https"</text:span><text:span text:style-name="T2">:</text:span></text:p>
      <text:p text:style-name="P3"><text:tab/><text:tab/>"profile_banner_url":</text:p>
      <text:p text:style-name="P3"><text:tab/><text:tab/>"default_profile":</text:p>
      <text:p text:style-name="P3"><text:tab/><text:tab/>"default_profile_image":</text:p>
      <text:p text:style-name="P3"><text:tab/><text:tab/>"following":</text:p>
      <text:p text:style-name="P3"><text:tab/><text:tab/>"follow_request_sent":</text:p>
      <text:p text:style-name="P3"><text:tab/><text:tab/>"notifications":</text:p>
      <text:p text:style-name="P3"><text:tab/>}, </text:p>
      <text:p text:style-name="P3"><text:tab/>"geo"</text:p>
      <text:p text:style-name="P3"><text:tab/>"coordinates"</text:p>
      <text:p text:style-name="P3"><text:soft-page-break/><text:tab/>"place"</text:p>
      <text:p text:style-name="P3"><text:tab/>"contributors": </text:p>
      <text:p text:style-name="P3"><text:tab/>"is_quote_status":</text:p>
      <text:p text:style-name="P3"><text:tab/>"extended_tweet": { </text:p>
      <text:p text:style-name="P3"><text:tab/><text:tab/>"full_text": </text:p>
      <text:p text:style-name="P3"><text:tab/><text:tab/>"display_text_range":</text:p>
      <text:p text:style-name="P3"><text:tab/><text:tab/>"entities": { </text:p>
      <text:p text:style-name="P3"><text:tab/><text:tab/><text:tab/>"hashtags":</text:p>
      <text:p text:style-name="P3"><text:tab/><text:tab/><text:tab/>"urls":</text:p>
      <text:p text:style-name="P3"><text:tab/><text:tab/><text:tab/>"user_mentions": [{ </text:p>
      <text:p text:style-name="P3"><text:tab/><text:tab/><text:tab/><text:tab/>"screen_name":</text:p>
      <text:p text:style-name="P3"><text:tab/><text:tab/><text:tab/><text:tab/>"name":</text:p>
      <text:p text:style-name="P3"><text:tab/><text:tab/><text:tab/><text:tab/>"id":</text:p>
      <text:p text:style-name="P3"><text:tab/><text:tab/><text:tab/><text:tab/>"id_str":</text:p>
      <text:p text:style-name="P3"><text:tab/><text:tab/><text:tab/><text:tab/>"indices":</text:p>
      <text:p text:style-name="P3"><text:tab/><text:tab/><text:tab/>}], </text:p>
      <text:p text:style-name="P3"><text:tab/><text:tab/><text:tab/>"symbols":</text:p>
      <text:p text:style-name="P3"><text:tab/><text:tab/>} </text:p>
      <text:p text:style-name="P3"><text:tab/>}, </text:p>
      <text:p text:style-name="P3"><text:tab/>"quote_count":</text:p>
      <text:p text:style-name="P3"><text:tab/>"reply_count":</text:p>
      <text:p text:style-name="P3"><text:tab/>"retweet_count":</text:p>
      <text:p text:style-name="P3"><text:tab/>"favorite_count":</text:p>
      <text:p text:style-name="P3"><text:tab/>"entities": { </text:p>
      <text:p text:style-name="P3"><text:tab/><text:tab/>"hashtags":</text:p>
      <text:p text:style-name="P3"><text:tab/><text:tab/>"urls": [{ </text:p>
      <text:p text:style-name="P3"><text:tab/><text:tab/><text:tab/>"url"</text:p>
      <text:p text:style-name="P3"><text:tab/><text:tab/><text:tab/>"expanded_url":</text:p>
      <text:p text:style-name="P3"><text:tab/><text:tab/><text:tab/>"display_url"</text:p>
      <text:p text:style-name="P3"><text:tab/><text:tab/><text:tab/>"indices"</text:p>
      <text:p text:style-name="P3"><text:tab/><text:tab/>}], </text:p>
      <text:p text:style-name="P3"><text:tab/><text:tab/>"user_mentions": [{ </text:p>
      <text:p text:style-name="P3"><text:tab/><text:tab/><text:tab/>"screen_name":</text:p>
      <text:p text:style-name="P3"><text:tab/><text:tab/><text:tab/>"name":</text:p>
      <text:p text:style-name="P3"><text:tab/><text:tab/><text:tab/>"id":</text:p>
      <text:p text:style-name="P3"><text:tab/><text:tab/><text:tab/>"id_str":</text:p>
      <text:p text:style-name="P3"><text:tab/><text:tab/><text:tab/>"indices":</text:p>
      <text:p text:style-name="P3"><text:tab/><text:tab/>}], </text:p>
      <text:p text:style-name="P3"><text:tab/><text:tab/>"symbols":</text:p>
      <text:p text:style-name="P3"><text:tab/>}, </text:p>
      <text:p text:style-name="P3"><text:tab/>"favorited":</text:p>
      <text:p text:style-name="P3"><text:tab/>"retweeted":</text:p>
      <text:p text:style-name="P3"><text:tab/>"filter_level":</text:p>
      <text:p text:style-name="P3"><text:tab/>"lang":</text:p>
      <text:p text:style-name="P3"><text:tab/>"timestamp_ms":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5T07:32:20.831526586</meta:creation-date>
    <dc:date>2018-12-17T21:56:21.370313802</dc:date>
    <meta:editing-duration>PT58M19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101" meta:word-count="111" meta:character-count="1638" meta:non-whitespace-character-count="1420"/>
  </office:meta>
</office:document-meta>
</file>